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0FE4191C616744C1FA9.png" manifest:media-type="image/png"/>
  <manifest:file-entry manifest:full-path="Pictures/10000000000001150000011438AD97C77B92C097.png" manifest:media-type="image/png"/>
  <manifest:file-entry manifest:full-path="Pictures/10000000000000B70000006A8F166E39A96975B7.png" manifest:media-type="image/png"/>
  <manifest:file-entry manifest:full-path="Pictures/100000000000017E000000A8C689D9B6E13F028D.png" manifest:media-type="image/png"/>
  <manifest:file-entry manifest:full-path="Pictures/10000000000001390000004122851D4B20A66098.png" manifest:media-type="image/png"/>
  <manifest:file-entry manifest:full-path="Pictures/10000000000000F2000000A62B246B95444306D5.png" manifest:media-type="image/png"/>
  <manifest:file-entry manifest:full-path="Pictures/100000000000013500000133951AD29F842B672C.png" manifest:media-type="image/png"/>
  <manifest:file-entry manifest:full-path="Pictures/100000000000013300000134E02A65D7C92F24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6a4af" officeooo:paragraph-rsid="0006a4af" style:font-size-asian="17.5pt" style:font-size-complex="20pt"/>
    </style:style>
    <style:style style:name="P2" style:family="paragraph" style:parent-style-name="Preformatted_20_Text">
      <style:text-properties fo:font-size="20pt" officeooo:rsid="000ac897" officeooo:paragraph-rsid="000ac897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1">Scale</text:p>
      <text:p text:style-name="Preformatted_20_Text"><draw:frame draw:style-name="fr1" draw:name="Image3" text:anchor-type="paragraph" svg:x="8.329cm" svg:y="0.175cm" svg:width="8.123cm" svg:height="8.149cm" draw:z-index="2"><draw:image xlink:href="Pictures/100000000000013300000134E02A65D7C92F24B6.png" xlink:type="simple" xlink:show="embed" xlink:actuate="onLoad"/></draw:frame></text:p>
      <text:p text:style-name="Preformatted_20_Text"><draw:frame draw:style-name="fr1" draw:name="Image1" text:anchor-type="paragraph" svg:x="0.034cm" svg:y="0.198cm" svg:width="6.403cm" svg:height="4.392cm" draw:z-index="0"><draw:image xlink:href="Pictures/10000000000000F2000000A62B246B95444306D5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2" text:anchor-type="paragraph" svg:x="-0.984cm" svg:y="0.314cm" svg:width="8.281cm" svg:height="1.72cm" draw:z-index="1"><draw:image xlink:href="Pictures/10000000000001390000004122851D4B20A66098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draw:frame draw:style-name="fr1" draw:name="Image6" text:anchor-type="paragraph" svg:x="8.964cm" svg:y="0.122cm" svg:width="8.176cm" svg:height="8.123cm" draw:z-index="5"><draw:image xlink:href="Pictures/100000000000013500000133951AD29F842B672C.png" xlink:type="simple" xlink:show="embed" xlink:actuate="onLoad"/></draw:frame>Wave</text:p>
      <text:p text:style-name="P1"><draw:frame draw:style-name="fr1" draw:name="Image4" text:anchor-type="paragraph" svg:x="-1.554cm" svg:y="0.587cm" svg:width="10.107cm" svg:height="4.445cm" draw:z-index="3"><draw:image xlink:href="Pictures/100000000000017E000000A8C689D9B6E13F028D.png" xlink:type="simple" xlink:show="embed" xlink:actuate="onLoad"/></draw:frame></text:p>
      <text:p text:style-name="P1"/>
      <text:p text:style-name="P1"><draw:frame draw:style-name="fr1" draw:name="Image5" text:anchor-type="paragraph" svg:x="-1.064cm" svg:y="3.757cm" svg:width="8.281cm" svg:height="1.72cm" draw:z-index="4"><draw:image xlink:href="Pictures/10000000000001390000004122851D4B20A660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hong</text:p>
      <text:p text:style-name="P2"/>
      <text:p text:style-name="P2"><draw:frame draw:style-name="fr1" draw:name="Image9" text:anchor-type="paragraph" svg:x="8.065cm" svg:y="-0.339cm" svg:width="7.329cm" svg:height="7.303cm" draw:z-index="8"><draw:image xlink:href="Pictures/10000000000001150000011438AD97C77B92C097.png" xlink:type="simple" xlink:show="embed" xlink:actuate="onLoad"/></draw:frame></text:p>
      <text:p text:style-name="P2"><draw:frame draw:style-name="fr1" draw:name="Image7" text:anchor-type="paragraph" svg:x="0.709cm" svg:y="0.374cm" svg:width="4.842cm" svg:height="2.805cm" draw:z-index="6"><draw:image xlink:href="Pictures/10000000000000B70000006A8F166E39A96975B7.png" xlink:type="simple" xlink:show="embed" xlink:actuate="onLoad"/></draw:frame><draw:frame draw:style-name="fr1" draw:name="Image8" text:anchor-type="paragraph" svg:x="-1.646cm" svg:y="4.604cm" svg:width="12.938cm" svg:height="6.72cm" draw:z-index="7"><draw:image xlink:href="Pictures/10000000000001E9000000FE4191C616744C1FA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2-06T12:25:48.018732452</dc:date>
    <meta:editing-duration>PT39M41S</meta:editing-duration>
    <meta:editing-cycles>5</meta:editing-cycles>
    <meta:document-statistic meta:table-count="0" meta:image-count="9" meta:object-count="0" meta:page-count="2" meta:paragraph-count="3" meta:word-count="3" meta:character-count="14" meta:non-whitespace-character-count="14"/>
  </office:meta>
</office:document-meta>
</file>